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58/settings.xml"/>
  <manifest:file-entry manifest:media-type="application/xml" manifest:full-path="Formula-58/content.xml"/>
  <manifest:file-entry manifest:media-type="application/xml" manifest:full-path="Formula-56/settings.xml"/>
  <manifest:file-entry manifest:media-type="application/xml" manifest:full-path="Formula-56/content.xml"/>
  <manifest:file-entry manifest:media-type="application/xml" manifest:full-path="Formula-54/settings.xml"/>
  <manifest:file-entry manifest:media-type="application/xml" manifest:full-path="Formula-54/content.xml"/>
  <manifest:file-entry manifest:media-type="application/xml" manifest:full-path="Formula-52/settings.xml"/>
  <manifest:file-entry manifest:media-type="application/xml" manifest:full-path="Formula-52/content.xml"/>
  <manifest:file-entry manifest:media-type="application/xml" manifest:full-path="Formula-50/settings.xml"/>
  <manifest:file-entry manifest:media-type="application/xml" manifest:full-path="Formula-50/content.xml"/>
  <manifest:file-entry manifest:media-type="application/xml" manifest:full-path="Formula-48/settings.xml"/>
  <manifest:file-entry manifest:media-type="application/xml" manifest:full-path="Formula-48/content.xml"/>
  <manifest:file-entry manifest:media-type="application/xml" manifest:full-path="Formula-46/settings.xml"/>
  <manifest:file-entry manifest:media-type="application/xml" manifest:full-path="Formula-46/content.xml"/>
  <manifest:file-entry manifest:media-type="application/xml" manifest:full-path="Formula-44/settings.xml"/>
  <manifest:file-entry manifest:media-type="application/xml" manifest:full-path="Formula-44/content.xml"/>
  <manifest:file-entry manifest:media-type="application/xml" manifest:full-path="Formula-42/settings.xml"/>
  <manifest:file-entry manifest:media-type="application/xml" manifest:full-path="Formula-42/content.xml"/>
  <manifest:file-entry manifest:media-type="application/xml" manifest:full-path="Formula-40/settings.xml"/>
  <manifest:file-entry manifest:media-type="application/xml" manifest:full-path="Formula-40/content.xml"/>
  <manifest:file-entry manifest:media-type="application/xml" manifest:full-path="Formula-38/settings.xml"/>
  <manifest:file-entry manifest:media-type="application/xml" manifest:full-path="Formula-38/content.xml"/>
  <manifest:file-entry manifest:media-type="application/xml" manifest:full-path="Formula-36/settings.xml"/>
  <manifest:file-entry manifest:media-type="application/xml" manifest:full-path="Formula-36/content.xml"/>
  <manifest:file-entry manifest:media-type="application/xml" manifest:full-path="Formula-34/settings.xml"/>
  <manifest:file-entry manifest:media-type="application/xml" manifest:full-path="Formula-34/content.xml"/>
  <manifest:file-entry manifest:media-type="application/xml" manifest:full-path="Formula-32/settings.xml"/>
  <manifest:file-entry manifest:media-type="application/xml" manifest:full-path="Formula-32/content.xml"/>
  <manifest:file-entry manifest:media-type="application/xml" manifest:full-path="Formula-30/settings.xml"/>
  <manifest:file-entry manifest:media-type="application/xml" manifest:full-path="Formula-30/content.xml"/>
  <manifest:file-entry manifest:media-type="application/xml" manifest:full-path="Formula-28/settings.xml"/>
  <manifest:file-entry manifest:media-type="application/xml" manifest:full-path="Formula-28/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file-entry manifest:media-type="application/vnd.oasis.opendocument.formula" manifest:full-path="Formula-58/"/>
  <manifest:file-entry manifest:media-type="application/vnd.oasis.opendocument.formula" manifest:full-path="Formula-58/"/>
  <manifest:file-entry manifest:media-type="application/vnd.oasis.opendocument.formula" manifest:full-path="Formula-56/"/>
  <manifest:file-entry manifest:media-type="application/vnd.oasis.opendocument.formula" manifest:full-path="Formula-56/"/>
  <manifest:file-entry manifest:media-type="application/vnd.oasis.opendocument.formula" manifest:full-path="Formula-54/"/>
  <manifest:file-entry manifest:media-type="application/vnd.oasis.opendocument.formula" manifest:full-path="Formula-54/"/>
  <manifest:file-entry manifest:media-type="application/vnd.oasis.opendocument.formula" manifest:full-path="Formula-52/"/>
  <manifest:file-entry manifest:media-type="application/vnd.oasis.opendocument.formula" manifest:full-path="Formula-52/"/>
  <manifest:file-entry manifest:media-type="application/vnd.oasis.opendocument.formula" manifest:full-path="Formula-50/"/>
  <manifest:file-entry manifest:media-type="application/vnd.oasis.opendocument.formula" manifest:full-path="Formula-50/"/>
  <manifest:file-entry manifest:media-type="application/vnd.oasis.opendocument.formula" manifest:full-path="Formula-48/"/>
  <manifest:file-entry manifest:media-type="application/vnd.oasis.opendocument.formula" manifest:full-path="Formula-48/"/>
  <manifest:file-entry manifest:media-type="application/vnd.oasis.opendocument.formula" manifest:full-path="Formula-46/"/>
  <manifest:file-entry manifest:media-type="application/vnd.oasis.opendocument.formula" manifest:full-path="Formula-46/"/>
  <manifest:file-entry manifest:media-type="application/vnd.oasis.opendocument.formula" manifest:full-path="Formula-44/"/>
  <manifest:file-entry manifest:media-type="application/vnd.oasis.opendocument.formula" manifest:full-path="Formula-44/"/>
  <manifest:file-entry manifest:media-type="application/vnd.oasis.opendocument.formula" manifest:full-path="Formula-42/"/>
  <manifest:file-entry manifest:media-type="application/vnd.oasis.opendocument.formula" manifest:full-path="Formula-42/"/>
  <manifest:file-entry manifest:media-type="application/vnd.oasis.opendocument.formula" manifest:full-path="Formula-40/"/>
  <manifest:file-entry manifest:media-type="application/vnd.oasis.opendocument.formula" manifest:full-path="Formula-40/"/>
  <manifest:file-entry manifest:media-type="application/vnd.oasis.opendocument.formula" manifest:full-path="Formula-38/"/>
  <manifest:file-entry manifest:media-type="application/vnd.oasis.opendocument.formula" manifest:full-path="Formula-38/"/>
  <manifest:file-entry manifest:media-type="application/vnd.oasis.opendocument.formula" manifest:full-path="Formula-36/"/>
  <manifest:file-entry manifest:media-type="application/vnd.oasis.opendocument.formula" manifest:full-path="Formula-36/"/>
  <manifest:file-entry manifest:media-type="application/vnd.oasis.opendocument.formula" manifest:full-path="Formula-34/"/>
  <manifest:file-entry manifest:media-type="application/vnd.oasis.opendocument.formula" manifest:full-path="Formula-34/"/>
  <manifest:file-entry manifest:media-type="application/vnd.oasis.opendocument.formula" manifest:full-path="Formula-32/"/>
  <manifest:file-entry manifest:media-type="application/vnd.oasis.opendocument.formula" manifest:full-path="Formula-32/"/>
  <manifest:file-entry manifest:media-type="application/vnd.oasis.opendocument.formula" manifest:full-path="Formula-30/"/>
  <manifest:file-entry manifest:media-type="application/vnd.oasis.opendocument.formula" manifest:full-path="Formula-30/"/>
  <manifest:file-entry manifest:media-type="application/vnd.oasis.opendocument.formula" manifest:full-path="Formula-28/"/>
  <manifest:file-entry manifest:media-type="application/vnd.oasis.opendocument.formula" manifest:full-path="Formula-28/"/>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Preformatted_20_Text">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19">
      <style:paragraph-properties fo:margin-top="0in" fo:margin-bottom="0in"/>
    </style:style>
    <style:style style:name="P24" style:family="paragraph" style:parent-style-name="Text_20_body" style:list-style-name="L20">
      <style:paragraph-properties fo:margin-top="0in" fo:margin-bottom="0in"/>
    </style:style>
    <style:style style:name="P25" style:family="paragraph" style:parent-style-name="Text_20_body" style:list-style-name="L21">
      <style:paragraph-properties fo:margin-top="0in" fo:margin-bottom="0in"/>
    </style:style>
    <style:style style:name="P26" style:family="paragraph" style:parent-style-name="Text_20_body" style:list-style-name="L22">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Text_20_body" style:list-style-name="L23">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24">
      <style:paragraph-properties fo:margin-top="0in" fo:margin-bottom="0in"/>
    </style:style>
    <style:style style:name="P41" style:family="paragraph" style:parent-style-name="Text_20_body" style:list-style-name="L25">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26">
      <style:paragraph-properties fo:margin-top="0in" fo:margin-bottom="0in"/>
    </style:style>
    <style:style style:name="P45" style:family="paragraph" style:parent-style-name="Text_20_body" style:list-style-name="L27">
      <style:paragraph-properties fo:margin-top="0in" fo:margin-bottom="0in"/>
    </style:style>
    <style:style style:name="P46" style:family="paragraph" style:parent-style-name="Text_20_body" style:list-style-name="L28">
      <style:paragraph-properties fo:margin-top="0in" fo:margin-bottom="0in"/>
    </style:style>
    <style:style style:name="P47" style:family="paragraph" style:parent-style-name="Text_20_body" style:list-style-name="L29">
      <style:paragraph-properties fo:margin-top="0in" fo:margin-bottom="0in"/>
    </style:style>
    <style:style style:name="P48" style:family="paragraph" style:parent-style-name="Text_20_body" style:list-style-name="L30">
      <style:paragraph-properties fo:margin-top="0in" fo:margin-bottom="0in"/>
    </style:style>
    <style:style style:name="P49" style:family="paragraph" style:parent-style-name="Text_20_body" style:list-style-name="L31">
      <style:paragraph-properties fo:margin-top="0in" fo:margin-bottom="0in"/>
    </style:style>
    <style:style style:name="P50" style:family="paragraph" style:parent-style-name="Text_20_body" style:list-style-name="L32">
      <style:paragraph-properties fo:margin-top="0in" fo:margin-bottom="0in"/>
    </style:style>
    <style:style style:name="P51" style:family="paragraph" style:parent-style-name="Text_20_body" style:list-style-name="L33">
      <style:paragraph-properties fo:margin-top="0in" fo:margin-bottom="0in"/>
    </style:style>
    <style:style style:name="P52" style:family="paragraph" style:parent-style-name="Text_20_body" style:list-style-name="L34">
    </style:style>
    <style:style style:name="P53" style:family="paragraph" style:parent-style-name="Text_20_body" style:list-style-name="L35">
      <style:paragraph-properties fo:margin-top="0in" fo:margin-bottom="0in"/>
    </style:style>
    <style:style style:name="P54" style:family="paragraph" style:parent-style-name="Text_20_body" style:list-style-name="L36">
    </style:style>
    <style:style style:name="P55" style:family="paragraph" style:parent-style-name="Preformatted_20_Text">
    </style:style>
    <style:style style:name="P5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rel-width="100%"/>
    </style:style>
    <style:style style:name="Table3.A" style:family="table-column">
      <style:table-column-properties style:rel-column-width="13107*"/>
    </style:style>
    <style:style style:name="Table3.B" style:family="table-column">
      <style:table-column-properties style:rel-column-width="13107*"/>
    </style:style>
    <style:style style:name="Table3.C" style:family="table-column">
      <style:table-column-properties style:rel-column-width="21845*"/>
    </style:style>
    <style:style style:name="Table3.D" style:family="table-column">
      <style:table-column-properties style:rel-column-width="17476*"/>
    </style:style>
  </office:automatic-styles>
  <office:body>
    <office:tex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1">
        <text:list-item>
          <text:p text:style-name="P1">Recall the basic structure of a program</text:p>
          <text:list text:style-name="L2">
            <text:list-item>
              <text:p text:style-name="P2">Program receives input from some source, uses input to make decisions, produces output for the outside world to see</text:p>
            </text:list-item>
            <text:list-item>
              <text:p text:style-name="P2">In other words, the program reads some data, manipulates data, and writes out new data</text:p>
            </text:list-item>
            <text:list-item>
              <text:p text:style-name="P2">In C#, data is stored in objects during the program’s execution, and manipulated using the methods of those objects</text:p>
            </text:list-item>
          </text:list>
        </text:list-item>
        <text:list-item>
          <text:p text:style-name="P1">This data has <text:span text:style-name="T1">types</text:span></text:p>
          <text:list text:style-name="L3">
            <text:list-item>
              <text:p text:style-name="P3">Numbers (the number 2) are different from text (the word “two”)</text:p>
            </text:list-item>
            <text:list-item>
              <text:p text:style-name="P3">Text data is called “strings” because each letter is a <text:span text:style-name="T1">character</text:span> and a word is a <text:span text:style-name="T2">string of characters</text:span></text:p>
            </text:list-item>
            <text:list-item>
              <text:p text:style-name="P3">Within “numeric data,” there are different types of numbers</text:p>
              <text:list text:style-name="L4">
                <text:list-item>
                  <text:p text:style-name="P4">Natural numbers (ℕ): 0, 1, 2, …</text:p>
                </text:list-item>
                <text:list-item>
                  <text:p text:style-name="P4">Integers (ℤ): … -2, -1, 0, 1, 2, …</text:p>
                </text:list-item>
                <text:list-item>
                  <text:p text:style-name="P4">Real numbers (ℝ): 0.5, 1.333333…, -1.4, etc.</text:p>
                </text:list-item>
              </text:list>
            </text:list-item>
          </text:list>
        </text:list-item>
        <text:list-item>
          <text:p text:style-name="P1">Basic Datatypes in C#</text:p>
          <text:list text:style-name="L5">
            <text:list-item>
              <text:p text:style-name="P5">C# uses keywords to name the types of data</text:p>
            </text:list-item>
            <text:list-item>
              <text:p text:style-name="P5">Text data:</text:p>
              <text:list text:style-name="L6">
                <text:list-item>
                  <text:p text:style-name="P6"><text:span text:style-name="Source_Text">string</text:span>: a string of characters, like <text:span text:style-name="Source_Text">"Hello world!"</text:span></text:p>
                </text:list-item>
                <text:list-item>
                  <text:p text:style-name="P6"><text:span text:style-name="Source_Text">char</text:span>: a single character, like <text:span text:style-name="Source_Text">'e'</text:span> or <text:span text:style-name="Source_Text">'t'</text:span></text:p>
                </text:list-item>
              </text:list>
            </text:list-item>
            <text:list-item>
              <text:p text:style-name="P5">Numeric data:</text:p>
              <text:list text:style-name="L7">
                <text:list-item>
                  <text:p text:style-name="P7"><text:span text:style-name="Source_Text">int</text:span>: An integer, as defined previously</text:p>
                </text:list-item>
                <text:list-item>
                  <text:p text:style-name="P7"><text:span text:style-name="Source_Text">uint</text:span>: An <text:span text:style-name="T2">unsigned</text:span> integer, in other words, a natural number (positive integers only)</text:p>
                </text:list-item>
                <text:list-item>
                  <text:p text:style-name="P7"><text:span text:style-name="Source_Text">float</text:span>: A “floating-point” number, which is a real number with a fractional part, such as 3.85</text:p>
                </text:list-item>
                <text:list-item>
                  <text:p text:style-name="P7"><text:span text:style-name="Source_Text">double</text:span>: A floating-point number with “double precision” – also a real number, but capable of storing more significant figures</text:p>
                </text:list-item>
                <text:list-item>
                  <text:p text:style-name="P7"><text:span text:style-name="Source_Text">decimal</text:span>: An “exact decimal” number – also a real number, but has fewer rounding errors than <text:span text:style-name="Source_Text">float</text:span> and <text:span text:style-name="Source_Text">double</text:span> (we will explore the difference later) <text:note text:id="ftn0" text:note-class="footnote"><text:note-citation>1</text:note-citation><text:note-body><text:p text:style-name="Footnote">At this point, you may wonder “why don’t we always use the most precise datatype instead of using imprecise ones?”. There are three dimensions to consider to answer this question: first, using <text:span text:style-name="Source_Text">decimal</text:span> takes more memory, hence more time, than the other numerical datatypes. Second, they are a bit more cumbersome to manipulate, as we will see later on. Last, you generally don’t need to be <text:span text:style-name="T2">that</text:span> precise: for example, it would not make sense to use a floating-point number to account for human beings or other indivisible units. Even decimal may be an overkill for floating-point values sometimes: for instance, the <text:a xlink:type="simple" xlink:href="https://www.jpl.nasa.gov/edu/news/2016/3/16/how-many-decimals-of-pi-do-we-really-need/" office:name=""><text:span text:style-name="Definition">NASA uses <text:span text:style-name="Source_Text">3.141592653589793</text:span> as an approximation of pi</text:span></text:a> for their calculations. A <text:a xlink:type="simple" xlink:href="https://learn.microsoft.com/en-us/dotnet/api/system.math.pi?view=net-8.0" office:name=""><text:span text:style-name="Definition"><text:span text:style-name="Source_Text">double</text:span> can hold such a value</text:span></text:a>, so there is no need to be more precise.</text:p></text:note-body></text:note></text:p>
                </text:list-item>
              </text:list>
            </text:list-item>
          </text:list>
        </text:list-item>
      </text:list>
      <text:h text:style-name="Heading_20_2" text:outline-level="2"><text:bookmark-start text:name="literals-and-variables"/>Literals and Variables<text:bookmark-end text:name="literals-and-variables"/></text:h>
      <text:h text:style-name="Heading_20_3" text:outline-level="3"><text:bookmark-start text:name="literals-and-their-types"/>Literals and their types<text:bookmark-end text:name="literals-and-their-types"/></text:h>
      <text:list text:style-name="L8">
        <text:list-item>
          <text:p text:style-name="P8">A <text:span text:style-name="T1">literal</text:span> is a data value written in the code</text:p>
        </text:list-item>
        <text:list-item>
          <text:p text:style-name="P8">A form of “input” provided by the programmer rather than the user; its value is fixed throughout the program’s execution</text:p>
        </text:list-item>
        <text:list-item>
          <text:p text:style-name="P8">Literal data must have a type, indicated by syntax:</text:p>
          <text:list text:style-name="L9">
            <text:list-item>
              <text:p text:style-name="P9"><text:span text:style-name="Source_Text">string</text:span> literal: text in double quotes, like <text:span text:style-name="Source_Text">"hello"</text:span></text:p>
            </text:list-item>
            <text:list-item>
              <text:p text:style-name="P9"><text:span text:style-name="Source_Text">char</text:span> literal: a character in single quotes, like <text:span text:style-name="Source_Text">'a'</text:span></text:p>
            </text:list-item>
            <text:list-item>
              <text:p text:style-name="P9"><text:span text:style-name="Source_Text">int</text:span> literal: a number without a decimal point, with or without a minus sign (e.g. <text:span text:style-name="Source_Text">52</text:span>)</text:p>
            </text:list-item>
            <text:list-item>
              <text:p text:style-name="P9"><text:span text:style-name="Source_Text">long</text:span> literal: just like an <text:span text:style-name="Source_Text">int</text:span> literal but with the suffix <text:span text:style-name="Source_Text">l</text:span> or <text:span text:style-name="Source_Text">L</text:span>, e.g. <text:span text:style-name="Source_Text">4L</text:span></text:p>
            </text:list-item>
            <text:list-item>
              <text:p text:style-name="P9"><text:span text:style-name="Source_Text">double</text:span> literal: a number with a decimal point, with or without a minus sign (e.g. <text:span text:style-name="Source_Text">-4.5</text:span>)</text:p>
            </text:list-item>
            <text:list-item>
              <text:p text:style-name="P9"><text:span text:style-name="Source_Text">float</text:span> literal: just like a <text:span text:style-name="Source_Text">double</text:span> literal but with the suffix <text:span text:style-name="Source_Text">f</text:span> or <text:span text:style-name="Source_Text">F</text:span> (for “float”), e.g. <text:span text:style-name="Source_Text">4.5f</text:span></text:p>
            </text:list-item>
            <text:list-item>
              <text:p text:style-name="P9"><text:span text:style-name="Source_Text">decimal</text:span> literal: just like a <text:span text:style-name="Source_Text">double</text:span> literal but with the suffix <text:span text:style-name="Source_Text">m</text:span> or <text:span text:style-name="Source_Text">M</text:span>(for “deciMal”), e.g. <text:span text:style-name="Source_Text">6.01m</text:span></text:p>
            </text:list-item>
          </text:list>
        </text:list-item>
      </text:list>
      <text:h text:style-name="Heading_20_3" text:outline-level="3"><text:bookmark-start text:name="variables-overview"/>Variables overview<text:bookmark-end text:name="variables-overview"/></text:h>
      <text:list text:style-name="L10">
        <text:list-item>
          <text:p text:style-name="P10">Variables store data that can <text:span text:style-name="T2">vary</text:span> (change) during the program’s execution</text:p>
        </text:list-item>
        <text:list-item>
          <text:p text:style-name="P10">They have a type, just like literals, and also a name</text:p>
        </text:list-item>
        <text:list-item>
          <text:p text:style-name="P10">You can use literals to write data that gets stored in variables</text:p>
        </text:list-item>
        <text:list-item>
          <text:p text:style-name="P10">Sample program with variables:</text:p>
          <text:p text:style-name="P11">!include code/snippets/myFirstVariables.cs</text:p>
          <text:p text:style-name="P10">This program shows three major operations you can do with variables.</text:p>
          <text:list text:style-name="L11">
            <text:list-item>
              <text:p text:style-name="P12">First it <text:span text:style-name="T1">declares</text:span> two variables, an <text:span text:style-name="Source_Text">int</text:span>-type variable named “myAge” and a <text:span text:style-name="Source_Text">string</text:span>-type variable named “myName”</text:p>
            </text:list-item>
            <text:list-item>
              <text:p text:style-name="P12">Then, it <text:span text:style-name="T1">assigns</text:span> values to each of those variables, using literals of the same type. <text:span text:style-name="Source_Text">myAge</text:span> is assigned the value 29, using the <text:span text:style-name="Source_Text">int</text:span> literal <text:span text:style-name="Source_Text">29</text:span>, and <text:span text:style-name="Source_Text">myName</text:span> is assigned the value “Edward”, using the <text:span text:style-name="Source_Text">string</text:span> literal <text:span text:style-name="Source_Text">"Edward"</text:span></text:p>
            </text:list-item>
            <text:list-item>
              <text:p text:style-name="P12">Finally, it <text:span text:style-name="T1">displays</text:span> the current value of each variable by using the <text:span text:style-name="Source_Text">Console.WriteLine</text:span> method and <text:span text:style-name="T1">string interpolation</text:span>, in which the values of variables are inserted into a string by writing their names with some special syntax (a <text:span text:style-name="Source_Text">$</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3" text:outline-level="3"><text:bookmark-start text:name="declaration"/>Declaration<text:bookmark-end text:name="declaration"/></text:h>
      <text:list text:style-name="L12">
        <text:list-item>
          <text:p text:style-name="P13">This is when you specify the <text:span text:style-name="T2">name</text:span> of a variable and its <text:span text:style-name="T2">type</text:span></text:p>
        </text:list-item>
        <text:list-item>
          <text:p text:style-name="P13">The syntax is the type keyword, a space, the name of the variable, then a semi-colon.</text:p>
        </text:list-item>
        <text:list-item>
          <text:p text:style-name="P13">Examples: <text:span text:style-name="Source_Text">int myAge;</text:span>, <text:span text:style-name="Source_Text">string myName;</text:span>, <text:span text:style-name="Source_Text">double winChance;</text:span>.</text:p>
        </text:list-item>
        <text:list-item>
          <text:p text:style-name="P13">A variable name is an identifier, so it should follow the rules and conventions</text:p>
          <text:list text:style-name="L13">
            <text:list-item>
              <text:p text:style-name="P14">Can only contain letters and numbers</text:p>
            </text:list-item>
            <text:list-item>
              <text:p text:style-name="P14">Must be unique among all variable, method, and class names</text:p>
            </text:list-item>
            <text:list-item>
              <text:p text:style-name="P14">Should use CamelCase if it contains multiple words</text:p>
            </text:list-item>
          </text:list>
        </text:list-item>
        <text:list-item>
          <text:p text:style-name="P13">Note that the variable’s type is not part of its name: two variables cannot have the same name <text:span text:style-name="T2">even if</text:span> they are different types</text:p>
        </text:list-item>
        <text:list-item>
          <text:p text:style-name="P13">Multiple variables can be declared in the same statement: <text:span text:style-name="Source_Text">string myFirstName, myLastName;</text:span> would declare <text:span text:style-name="T2">two</text:span> strings called respectively <text:span text:style-name="Source_Text">myFirstName</text:span> and <text:span text:style-name="Source_Text">myLastName</text:span></text:p>
        </text:list-item>
      </text:list>
      <text:h text:style-name="Heading_20_3" text:outline-level="3"><text:bookmark-start text:name="assignment"/>Assignment<text:bookmark-end text:name="assignment"/></text:h>
      <text:list text:style-name="L14">
        <text:list-item>
          <text:p text:style-name="P15">The act of changing the value of a variable</text:p>
        </text:list-item>
        <text:list-item>
          <text:p text:style-name="P15">Uses the symbol <text:span text:style-name="Source_Text">=</text:span>, which is the <text:span text:style-name="T2">assignment operator</text:span>, not a statement of equality – it does not mean “equals”</text:p>
        </text:list-item>
        <text:list-item>
          <text:p text:style-name="P15">Direction of assignment is <text:span text:style-name="T1">right to left</text:span>: the variable goes on the left side of the <text:span text:style-name="Source_Text">=</text:span> symbol, and its new value goes on the right</text:p>
        </text:list-item>
        <text:list-item>
          <text:p text:style-name="P15">Syntax: <text:span text:style-name="Source_Text">variable_name = value;</text:span></text:p>
        </text:list-item>
        <text:list-item>
          <text:p text:style-name="P15">Example: <text:span text:style-name="Source_Text">myAge = 29;</text:span></text:p>
        </text:list-item>
        <text:list-item>
          <text:p text:style-name="P15">Value <text:span text:style-name="T2">must</text:span> match the type of the variable. If <text:span text:style-name="Source_Text">myAge</text:span> was declared as an <text:span text:style-name="Source_Text">int</text:span>-type variable, you cannot write <text:span text:style-name="Source_Text">myAge = "29";</text:span> because <text:span text:style-name="Source_Text">"29"</text:span> is a <text:span text:style-name="Source_Text">string</text:span></text:p>
        </text:list-item>
      </text:list>
      <text:h text:style-name="Heading_20_3" text:outline-level="3"><text:bookmark-start text:name="initialization-declaration-assignment"/>Initialization (Declaration + Assignment)<text:bookmark-end text:name="initialization-declaration-assignment"/></text:h>
      <text:list text:style-name="L15">
        <text:list-item>
          <text:p text:style-name="P16">Initialization statement combines declaration and assignment in one single statement (it is just a shortcut, a.k.a. some <text:a xlink:type="simple" xlink:href="https://www.wikiwand.com/en/Syntactic_sugar" office:name=""><text:span text:style-name="Definition">“syntactical sugar”</text:span></text:a>, and not something new)</text:p>
        </text:list-item>
        <text:list-item>
          <text:p text:style-name="P16">Creates a new variable and also gives it an initial value</text:p>
        </text:list-item>
        <text:list-item>
          <text:p text:style-name="P16">The syntax is the datatype of the variable, the name of the variable, the <text:span text:style-name="Source_Text">=</text:span> sign, the value we want to store, and a semi-colon</text:p>
        </text:list-item>
        <text:list-item>
          <text:p text:style-name="P16">Example: <text:span text:style-name="Source_Text">string myName = "Edward";</text:span></text:p>
        </text:list-item>
        <text:list-item>
          <text:p text:style-name="P16">Can only be used once per variable, since you can only declare a variable once</text:p>
        </text:list-item>
      </text:list>
      <text:h text:style-name="Heading_20_3" text:outline-level="3"><text:bookmark-start text:name="assignment-details"/>Assignment Details<text:bookmark-end text:name="assignment-details"/></text:h>
      <text:list text:style-name="L16">
        <text:list-item>
          <text:p text:style-name="P17">Assignment replaces the “old” value of the variable with a “new” one; it is how variables <text:span text:style-name="T2">vary</text:span></text:p>
          <text:list text:style-name="L17">
            <text:list-item>
              <text:p text:style-name="P18">If you initialize a variable with <text:span text:style-name="Source_Text">int myAge = 29;</text:span> and then write <text:span text:style-name="Source_Text">myAge = 30;</text:span>, the variable <text:span text:style-name="Source_Text">myAge</text:span> now stores the value 30</text:p>
            </text:list-item>
          </text:list>
        </text:list-item>
        <text:list-item>
          <text:p text:style-name="P17">You can assign a variable to another variable: just write a variable name on both sides of the <text:span text:style-name="Source_Text">=</text:span> operator</text:p>
          <text:list text:style-name="L18">
            <text:list-item>
              <text:p text:style-name="P19">This will take a “snapshot” of the current value of the variable on the right side, and store it into the variable on the left side</text:p>
            </text:list-item>
            <text:list-item>
              <text:p text:style-name="P19">For example, in this code:</text:p>
              <text:p text:style-name="P20">int a = 12;</text:p>
              <text:p text:style-name="P21">int b = a;</text:p>
              <text:p text:style-name="P22">a = -5;</text:p>
              <text:p text:style-name="P19">the variable <text:span text:style-name="Source_Text">b</text:span> gets the value 12, because that’s the value that <text:span text:style-name="Source_Text">a</text:span> had when the statement <text:span text:style-name="Source_Text">int b = a</text:span> was executed. Even though <text:span text:style-name="Source_Text">a</text:span> was then changed to -5 afterward, <text:span text:style-name="Source_Text">b</text:span> is still <text:span text:style-name="Source_Text">12</text:span>.</text:p>
            </text:list-item>
          </text:list>
        </text:list-item>
      </text:list>
      <text:h text:style-name="Heading_20_3" text:outline-level="3"><text:bookmark-start text:name="displaying"/>Displaying<text:bookmark-end text:name="displaying"/></text:h>
      <text:list text:style-name="L19">
        <text:list-item>
          <text:p text:style-name="P23">Only text (strings) can be displayed in the console</text:p>
        </text:list-item>
        <text:list-item>
          <text:p text:style-name="P23">When we want to print a mixture of text and variables with <text:span text:style-name="Source_Text">Console.WriteLine</text:span>, we need to convert all of them to a string</text:p>
        </text:list-item>
        <text:list-item>
          <text:p text:style-name="P23"><text:span text:style-name="T1">String interpolation</text:span>: a mechanism for converting a variable’s value to a <text:span text:style-name="Source_Text">string</text:span> and inserting it into the main string</text:p>
          <text:list text:style-name="L20">
            <text:list-item>
              <text:p text:style-name="P24">Syntax: <text:span text:style-name="Source_Text">$"text {variable} text"</text:span> – begin with a <text:span text:style-name="Source_Text">$</text:span> symbol, then put variable’s name inside brackets within the string</text:p>
            </text:list-item>
            <text:list-item>
              <text:p text:style-name="P24">Example: <text:span text:style-name="Source_Text">$"I am {myAge} years old"</text:span></text:p>
            </text:list-item>
            <text:list-item>
              <text:p text:style-name="P24">When this line of code is executed, it reads the variable’s current value, converts it to a string (<text:span text:style-name="Source_Text">29</text:span> becomes <text:span text:style-name="Source_Text">"29"</text:span>), and inserts it into the surrounding string</text:p>
            </text:list-item>
            <text:list-item>
              <text:p text:style-name="P24">Displayed: <text:span text:style-name="Source_Text">I am 29 years old</text:span></text:p>
            </text:list-item>
          </text:list>
        </text:list-item>
        <text:list-item>
          <text:p text:style-name="P23">If the argument to <text:span text:style-name="Source_Text">Console.WriteLine</text:span> is the name of a variable, it will automatically convert that variable to a <text:span text:style-name="Source_Text">string</text:span> before displaying it</text:p>
        </text:list-item>
        <text:list-item>
          <text:p text:style-name="P23">For example, <text:span text:style-name="Source_Text">Console.WriteLine(myAge);</text:span> will display “29” in the console, as if we had written <text:span text:style-name="Source_Text">Console.WriteLine($"{myAge}");</text:span></text:p>
        </text:list-item>
        <text:list-item>
          <text:p text:style-name="P23">When string interpolation converts a variable to a string, it must call a “string conversion” method supplied with the data type (<text:span text:style-name="Source_Text">int</text:span>, <text:span text:style-name="Source_Text">double</text:span>, etc.). All built-in C# datatypes come with string conversion methods, but when you write your own data types (classes), you’ll need to write your own string conversions – string interpolation will not magically “know” how to convert <text:span text:style-name="Source_Text">MyClass</text:span> variables to <text:span text:style-name="Source_Text">string</text:span>s</text:p>
        </text:list-item>
      </text:list>
      <text:p text:style-name="First_20_paragraph">On a final note, observe that you can write statements mixing multiple declarations and assignments, as in <text:span text:style-name="Source_Text">int myAge = 10, yourAge, ageDifference;</text:span> that declares three variables of type <text:span text:style-name="Source_Text">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21">
        <text:list-item>
          <text:p text:style-name="P25">Formats for displaying numbers</text:p>
          <text:list text:style-name="L22">
            <text:list-item>
              <text:p text:style-name="P26">There are lots of possible ways to display a number, especially a fraction (how many decimal places to use?)</text:p>
            </text:list-item>
            <text:list-item>
              <text:p text:style-name="P26">String interpolation has a default way to format numbers, but it might not always be the best</text:p>
            </text:list-item>
            <text:list-item>
              <text:p text:style-name="P26">For example, consider this program:</text:p>
              <text:p text:style-name="P27">decimal price = 19.99m;</text:p>
              <text:p text:style-name="P28">decimal discount = 0.25m;</text:p>
              <text:p text:style-name="P29">decimal salePrice = price – discount * price;</text:p>
              <text:p text:style-name="P30">Console.WriteLine($"{price} with a discount of " +</text:p>
              <text:p text:style-name="P31"><text:s text:c="4"/>$"{discount} is {salePrice}");</text:p>
              <text:p text:style-name="P26">It will display this output:</text:p>
              <text:p text:style-name="P32">19.99 with a discount of 0.25 is 14.9925</text:p>
              <text:p text:style-name="P26">But this isn’t the best way to display prices and discounts. Obviously, the prices should have dollar signs, but also, it does no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25">Improving interpolation with format specifiers</text:p>
          <text:list text:style-name="L23">
            <text:list-item>
              <text:p text:style-name="P33">You can change how numbers are displayed by adding a format specifier to a variable’s name in string interpolation</text:p>
            </text:list-item>
            <text:list-item>
              <text:p text:style-name="P33"><text:span text:style-name="T1">Format specifier</text:span>: A special letter indicating how a numeric value should be converted to a string</text:p>
            </text:list-item>
            <text:list-item>
              <text:p text:style-name="P33">General format is <text:span text:style-name="Source_Text">{[variable]:[format specifier]}</text:span>, e.g. <text:span text:style-name="Source_Text">{numVar:N}</text:span></text:p>
            </text:list-item>
            <text:list-item>
              <text:p text:style-name="P33">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33">Example usage with our “discount” program:</text:p>
              <text:p text:style-name="P34">decimal price = 19.99m;</text:p>
              <text:p text:style-name="P35">decimal discount = 0.25m;</text:p>
              <text:p text:style-name="P36">decimal salePrice = price – discount * price;</text:p>
              <text:p text:style-name="P37">Console.WriteLine($"{price:C} with a discount of " +</text:p>
              <text:p text:style-name="P38"><text:s text:c="4"/>$"{discount:P} is {salePrice:C}");</text:p>
              <text:p text:style-name="P33">will display</text:p>
              <text:p text:style-name="P39">$19.99 with a discount of 25.00% is $14.99</text:p>
            </text:list-item>
          </text:list>
        </text:list-item>
        <text:list-item>
          <text:p text:style-name="P25">Format specifiers with custom rounding</text:p>
          <text:list text:style-name="L24">
            <text:list-item>
              <text:p text:style-name="P40">Each format specifier uses a default number of decimal places, but you can change this with a precision specifier</text:p>
            </text:list-item>
            <text:list-item>
              <text:p text:style-name="P40"><text:span text:style-name="T1">Precision specifier</text:span>: A number added after a format specifier indicating how many digits past the decimal point to display</text:p>
            </text:list-item>
            <text:list-item>
              <text:p text:style-name="P40">Format is <text:span text:style-name="Source_Text">{[variable]:[format specifier][precision specifier]}</text:span>, e.g. <text:span text:style-name="Source_Text">{numVar:N3}</text:span>. Note there is no space or other symbol between the format specifier and the precision specifier, and the number can be more than one digit (<text:span text:style-name="Source_Text">{numVar:N12}</text:span> is valid)</text:p>
            </text:list-item>
            <text:list-item>
              <text:p text:style-name="P40">Examples:</text:p>
              <text:list text:style-name="L25">
                <text:list-item>
                  <text:p text:style-name="P41">Given the declarations</text:p>
                  <text:p text:style-name="P42">double bigNumber = 1537963.666;</text:p>
                  <text:p text:style-name="P43">decimal discount = 0.1337m;</text:p>
                  <table:table table:name="Table2" table:style-name="Table2">
                    <table:table-column table:style-name="Table2.A"/>
                    <table:table-column table:style-name="Table2.B"/>
                    <table:table-header-rows>
                      <table:table-row>
                        <table:table-cell table:style-name="TableHeaderRowCell" office:value-type="string">
                          <text:p text:style-name="Table_20_Heading">Statement</text:p>
                        </table:table-cell>
                        <table:table-cell table:style-name="TableHeaderRowCell" office:value-type="string">
                          <text:p text:style-name="Table_20_Heading">Display</text:p>
                        </table:table-cell>
                      </table:table-row>
                    </table:table-header-rows>
                    <table:table-row>
                      <table:table-cell table:style-name="TableRowCell" office:value-type="string">
                        <text:p text:style-name="Table_20_Contents"><text:span text:style-name="Source_Text">Console.WriteLine($"{bigNumber:N}");</text:span></text:p>
                      </table:table-cell>
                      <table:table-cell table:style-name="TableRowCell" office:value-type="string">
                        <text:p text:style-name="Table_20_Contents"><text:span text:style-name="Source_Text">1,537,963.67</text:span></text:p>
                      </table:table-cell>
                    </table:table-row>
                    <table:table-row>
                      <table:table-cell table:style-name="TableRowCell" office:value-type="string">
                        <text:p text:style-name="Table_20_Contents"><text:span text:style-name="Source_Text">Console.WriteLine($"{bigNumber:N3}");</text:span></text:p>
                      </table:table-cell>
                      <table:table-cell table:style-name="TableRowCell" office:value-type="string">
                        <text:p text:style-name="Table_20_Contents"><text:span text:style-name="Source_Text">1,537,963.666</text:span></text:p>
                      </table:table-cell>
                    </table:table-row>
                    <table:table-row>
                      <table:table-cell table:style-name="TableRowCell" office:value-type="string">
                        <text:p text:style-name="Table_20_Contents"><text:span text:style-name="Source_Text">Console.WriteLine($"{bigNumber:N1}");</text:span></text:p>
                      </table:table-cell>
                      <table:table-cell table:style-name="TableRowCell" office:value-type="string">
                        <text:p text:style-name="Table_20_Contents"><text:span text:style-name="Source_Text">1,537,963.7</text:span></text:p>
                      </table:table-cell>
                    </table:table-row>
                    <table:table-row>
                      <table:table-cell table:style-name="TableRowCell" office:value-type="string">
                        <text:p text:style-name="Table_20_Contents"><text:span text:style-name="Source_Text">Console.WriteLine($"{discount:P1}");</text:span></text:p>
                      </table:table-cell>
                      <table:table-cell table:style-name="TableRowCell" office:value-type="string">
                        <text:p text:style-name="Table_20_Contents"><text:span text:style-name="Source_Text">13.4%</text:span></text:p>
                      </table:table-cell>
                    </table:table-row>
                    <table:table-row>
                      <table:table-cell table:style-name="TableRowCell" office:value-type="string">
                        <text:p text:style-name="Table_20_Contents"><text:span text:style-name="Source_Text">Console.WriteLine($"{discount:P4}");</text:span></text:p>
                      </table:table-cell>
                      <table:table-cell table:style-name="TableRowCell" office:value-type="string">
                        <text:p text:style-name="Table_20_Contents"><text:span text:style-name="Source_Text">13.3700%</text:span></text:p>
                      </table:table-cell>
                    </table:table-row>
                    <table:table-row>
                      <table:table-cell table:style-name="TableRowCell" office:value-type="string">
                        <text:p text:style-name="Table_20_Contents"><text:span text:style-name="Source_Text">Console.WriteLine($"{bigNumber:E}");</text:span></text:p>
                      </table:table-cell>
                      <table:table-cell table:style-name="TableRowCell" office:value-type="string">
                        <text:p text:style-name="Table_20_Contents"><text:span text:style-name="Source_Text">1.537964E+006</text:span></text:p>
                      </table:table-cell>
                    </table:table-row>
                    <table:table-row>
                      <table:table-cell table:style-name="TableRowCell" office:value-type="string">
                        <text:p text:style-name="Table_20_Contents"><text:span text:style-name="Source_Text">Console.WriteLine($"{bigNumber:E2}");</text:span></text:p>
                      </table:table-cell>
                      <table:table-cell table:style-name="TableRowCell" office:value-type="string">
                        <text:p text:style-name="Table_20_Contents"><text:span text:style-name="Source_Text">1.54E+006</text:span></text:p>
                      </table:table-cell>
                    </table:table-row>
                  </table:table>
                </text:list-item>
              </text:list>
            </text:list-item>
          </text:list>
        </text:list-item>
      </text:list>
      <text:h text:style-name="Heading_20_2" text:outline-level="2"><text:bookmark-start text:name="variables-in-memory"/>Variables in Memory<text:bookmark-end text:name="variables-in-memory"/></text:h>
      <text:list text:style-name="L26">
        <text:list-item>
          <text:p text:style-name="P44">A variable names a memory location</text:p>
        </text:list-item>
        <text:list-item>
          <text:p text:style-name="P44">Data is stored in memory (RAM), so a variable “stores data” by storing it in memory</text:p>
        </text:list-item>
        <text:list-item>
          <text:p text:style-name="P44">Declaring a variable reserves a memory location (address) and gives it a name</text:p>
        </text:list-item>
        <text:list-item>
          <text:p text:style-name="P44">Assigning to a variable stores data to the memory location (address) named by that variable</text:p>
        </text:list-item>
      </text:list>
      <text:h text:style-name="Heading_20_3" text:outline-level="3"><text:bookmark-start text:name="sizes-of-numeric-datatypes"/>Sizes of Numeric Datatypes<text:bookmark-end text:name="sizes-of-numeric-datatypes"/></text:h>
      <text:list text:style-name="L27">
        <text:list-item>
          <text:p text:style-name="P45">Numeric datatypes have different sizes</text:p>
        </text:list-item>
        <text:list-item>
          <text:p text:style-name="P45">Amount of memory used/reserved by each variable depends on the variable’s type</text:p>
        </text:list-item>
        <text:list-item>
          <text:p text:style-name="P45">Amount of memory needed for an integer data type depends on the size of the number</text:p>
          <text:list text:style-name="L28">
            <text:list-item>
              <text:p text:style-name="P46"><text:span text:style-name="Source_Text">int</text:span> uses 4 bytes of memory, can store numbers in the range <draw:frame draw:style-name="fr1" text:anchor-type="as-char"><draw:object xlink:href="Formula-0/" xlink:type="simple" xlink:show="embed" xlink:actuate="onLoad"/></draw:frame></text:p>
            </text:list-item>
            <text:list-item>
              <text:p text:style-name="P46"><text:span text:style-name="Source_Text">long</text:span> uses 8 bytes of memory can store numbers in the range <draw:frame draw:style-name="fr1" text:anchor-type="as-char"><draw:object xlink:href="Formula-2/" xlink:type="simple" xlink:show="embed" xlink:actuate="onLoad"/></draw:frame></text:p>
            </text:list-item>
            <text:list-item>
              <text:p text:style-name="P46"><text:span text:style-name="Source_Text">short</text:span> uses 2 bytes of memory, can store numbers in the range <draw:frame draw:style-name="fr1" text:anchor-type="as-char"><draw:object xlink:href="Formula-4/" xlink:type="simple" xlink:show="embed" xlink:actuate="onLoad"/></draw:frame></text:p>
            </text:list-item>
            <text:list-item>
              <text:p text:style-name="P46"><text:span text:style-name="Source_Text">sbyte</text:span> uses only 1 bytes of memory, can store numbers in the range <draw:frame draw:style-name="fr1" text:anchor-type="as-char"><draw:object xlink:href="Formula-6/" xlink:type="simple" xlink:show="embed" xlink:actuate="onLoad"/></draw:frame></text:p>
            </text:list-item>
          </text:list>
        </text:list-item>
        <text:list-item>
          <text:p text:style-name="P45">Unsigned versions of the integer types use the same amount of memory, but can store larger positive numbers</text:p>
          <text:list text:style-name="L29">
            <text:list-item>
              <text:p text:style-name="P47"><text:span text:style-name="Source_Text">byte</text:span> uses 1 byte of memory, can store numbers in the range <draw:frame draw:style-name="fr1" text:anchor-type="as-char"><draw:object xlink:href="Formula-8/" xlink:type="simple" xlink:show="embed" xlink:actuate="onLoad"/></draw:frame></text:p>
            </text:list-item>
            <text:list-item>
              <text:p text:style-name="P47"><text:span text:style-name="Source_Text">ushort</text:span> uses 2 bytes of memory, can store numbers in the range <draw:frame draw:style-name="fr1" text:anchor-type="as-char"><draw:object xlink:href="Formula-10/" xlink:type="simple" xlink:show="embed" xlink:actuate="onLoad"/></draw:frame></text:p>
            </text:list-item>
            <text:list-item>
              <text:p text:style-name="P47"><text:span text:style-name="Source_Text">uint</text:span> uses 4 bytes of memory, can store numbers in the range <draw:frame draw:style-name="fr1" text:anchor-type="as-char"><draw:object xlink:href="Formula-12/" xlink:type="simple" xlink:show="embed" xlink:actuate="onLoad"/></draw:frame></text:p>
            </text:list-item>
            <text:list-item>
              <text:p text:style-name="P47"><text:span text:style-name="Source_Text">ulong</text:span> uses 8 bytes of memory, can store numbers in the range <draw:frame draw:style-name="fr1" text:anchor-type="as-char"><draw:object xlink:href="Formula-14/" xlink:type="simple" xlink:show="embed" xlink:actuate="onLoad"/></draw:frame></text:p>
            </text:list-item>
            <text:list-item>
              <text:p text:style-name="P47">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45">Amount of memory needed for a floating-point data type depends on the precision (significant figures) of the number</text:p>
          <text:list text:style-name="L30">
            <text:list-item>
              <text:p text:style-name="P48"><text:span text:style-name="Source_Text">float</text:span> uses 4 bytes of memory, can store positive or negative numbers in a range of approximately <draw:frame draw:style-name="fr1" text:anchor-type="as-char"><draw:object xlink:href="Formula-16/" xlink:type="simple" xlink:show="embed" xlink:actuate="onLoad"/></draw:frame>, with 7 significant figures of precision</text:p>
            </text:list-item>
            <text:list-item>
              <text:p text:style-name="P48"><text:span text:style-name="Source_Text">double</text:span> uses 8 bytes of memory, and has both a wider range (<draw:frame draw:style-name="fr1" text:anchor-type="as-char"><draw:object xlink:href="Formula-18/" xlink:type="simple" xlink:show="embed" xlink:actuate="onLoad"/></draw:frame> to <draw:frame draw:style-name="fr1" text:anchor-type="as-char"><draw:object xlink:href="Formula-20/" xlink:type="simple" xlink:show="embed" xlink:actuate="onLoad"/></draw:frame>) and more significant figures (15 or 16)</text:p>
            </text:list-item>
            <text:list-item>
              <text:p text:style-name="P48"><text:span text:style-name="Source_Text">decimal</text:span> uses 16 bytes of memory, and has 28 or 29 significant figures of precision, but it actually has the smallest range (<draw:frame draw:style-name="fr1" text:anchor-type="as-char"><draw:object xlink:href="Formula-22/" xlink:type="simple" xlink:show="embed" xlink:actuate="onLoad"/></draw:frame> to <draw:frame draw:style-name="fr1" text:anchor-type="as-char"><draw:object xlink:href="Formula-24/" xlink:type="simple" xlink:show="embed" xlink:actuate="onLoad"/></draw:frame>) because it stores decimal fractions exactly</text:p>
            </text:list-item>
          </text:list>
        </text:list-item>
        <text:list-item>
          <text:p text:style-name="P45">Difference between binary fractions and decimal fractions</text:p>
          <text:list text:style-name="L31">
            <text:list-item>
              <text:p text:style-name="P49"><text:span text:style-name="Source_Text">float</text:span> and <text:span text:style-name="Source_Text">double</text:span> store their data as binary (base 2) fractions, where each digit represents a power of 2</text:p>
              <text:list text:style-name="L32">
                <text:list-item>
                  <text:p text:style-name="P50">The binary number 101.01 represents <draw:frame draw:style-name="fr1" text:anchor-type="as-char"><draw:object xlink:href="Formula-26/" xlink:type="simple" xlink:show="embed" xlink:actuate="onLoad"/></draw:frame>, or 5.25 in base 10</text:p>
                </text:list-item>
              </text:list>
            </text:list-item>
            <text:list-item>
              <text:p text:style-name="P49">More specifically, they use binary scientific notation: A mantissa (a binary integer), followed by an exponent assumed to be a power of 2, which is applied to the mantissa</text:p>
              <text:list text:style-name="L33">
                <text:list-item>
                  <text:p text:style-name="P51">10101e-10 means a mantissa of 10101 (i.e. 21 in base 10) with an exponent of -10 (i.e. <draw:frame draw:style-name="fr1" text:anchor-type="as-char"><draw:object xlink:href="Formula-28/" xlink:type="simple" xlink:show="embed" xlink:actuate="onLoad"/></draw:frame> in base 10), which also produces the value 101.01 or 5.25 in base 10</text:p>
                </text:list-item>
              </text:list>
            </text:list-item>
            <text:list-item>
              <text:p text:style-name="P49">Binary fractions cannot represent all base-10 fractions, because they can only represent fractions that are negative powers of 2. <draw:frame draw:style-name="fr1" text:anchor-type="as-char"><draw:object xlink:href="Formula-30/" xlink:type="simple" xlink:show="embed" xlink:actuate="onLoad"/></draw:frame> is not a negative power of 2 and cannot be represented as a sum of <draw:frame draw:style-name="fr1" text:anchor-type="as-char"><draw:object xlink:href="Formula-32/" xlink:type="simple" xlink:show="embed" xlink:actuate="onLoad"/></draw:frame>, <draw:frame draw:style-name="fr1" text:anchor-type="as-char"><draw:object xlink:href="Formula-34/" xlink:type="simple" xlink:show="embed" xlink:actuate="onLoad"/></draw:frame>, <draw:frame draw:style-name="fr1" text:anchor-type="as-char"><draw:object xlink:href="Formula-36/" xlink:type="simple" xlink:show="embed" xlink:actuate="onLoad"/></draw:frame>, etc.</text:p>
            </text:list-item>
            <text:list-item>
              <text:p text:style-name="P49">This means some base-10 fractions will get “rounded” to the nearest finite binary fraction, and this will cause errors when they are used in arithmetic</text:p>
            </text:list-item>
            <text:list-item>
              <text:p text:style-name="P49">On the other hand, <text:span text:style-name="Source_Text">decimal</text:span> stores data as a base-10 fraction, using base-10 scientific notation</text:p>
            </text:list-item>
            <text:list-item>
              <text:p text:style-name="P49">This is slower for the computer to calculate with (since computers work only in binary) but has no “rounding errors” with fractions that include 0.1</text:p>
            </text:list-item>
            <text:list-item>
              <text:p text:style-name="P49">Use <text:span text:style-name="Source_Text">decimal</text:span> when working with money (since money uses a lot of 0.1 and 0.01 fractions), <text:span text:style-name="Source_Text">double</text:span> when working with non-money fractions</text:p>
            </text:list-item>
          </text:list>
        </text:list-item>
      </text:list>
      <text:p text:style-name="First_20_paragraph"><text:span text:style-name="T1">Summary of numeric data types and sizes:</text:spa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Source_Text">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8/"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Source_Text">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0/"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Source_Text">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Source_Text">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Source_Text">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Source_Text">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8/"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Source_Text">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0/"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Source_Text">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Source_Text">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4/"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Source_Text">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6/"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Source_Text">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8/" xlink:type="simple" xlink:show="embed" xlink:actuate="onLoad"/></draw:frame></text:p>
          </table:table-cell>
          <table:table-cell table:style-name="TableRowCell" office:value-type="string">
            <text:p text:style-name="Table_20_Contents">28-29 digits</text:p>
          </table:table-cell>
        </table:table-row>
      </table:table>
      <text:h text:style-name="Heading_20_3" text:outline-level="3"><text:bookmark-start text:name="value-and-reference-types"/>Value and Reference types<text:bookmark-end text:name="value-and-reference-types"/></text:h>
      <text:list text:style-name="L34">
        <text:list-item>
          <text:p text:style-name="P52">Value and reference types are different ways of storing data in memory</text:p>
        </text:list-item>
        <text:list-item>
          <text:p text:style-name="P52">Variables name memory locations, but the data that gets stored at the named location is different for each type</text:p>
        </text:list-item>
        <text:list-item>
          <text:p text:style-name="P52">For a <text:span text:style-name="T1">value type</text:span> variable, the named memory location stores the exact data value held by the variable (just what you’d expect)</text:p>
        </text:list-item>
        <text:list-item>
          <text:p text:style-name="P52">Value types: all the numeric types (<text:span text:style-name="Source_Text">int</text:span>, <text:span text:style-name="Source_Text">float</text:span>, <text:span text:style-name="Source_Text">double</text:span>, <text:span text:style-name="Source_Text">decimal</text:span>, etc.), <text:span text:style-name="Source_Text">char</text:span>, and <text:span text:style-name="Source_Text">bool</text:span></text:p>
        </text:list-item>
        <text:list-item>
          <text:p text:style-name="P52">For a <text:span text:style-name="T1">reference type</text:span> variable, the named memory location stores a <text:span text:style-name="T2">reference</text:span> to the data, not the data itself</text:p>
          <text:list text:style-name="L35">
            <text:list-item>
              <text:p text:style-name="P53">The contents of the memory location named by the variable are the address of another memory location</text:p>
            </text:list-item>
            <text:list-item>
              <text:p text:style-name="P53">The <text:span text:style-name="T2">other</text:span> memory location is where the variable’s data is stored</text:p>
            </text:list-item>
            <text:list-item>
              <text:p text:style-name="P53">To get to the data, the computer first reads the location named by the variable, then uses that information (the memory address) to find and read the other memory location where the data is stored</text:p>
            </text:list-item>
          </text:list>
        </text:list-item>
        <text:list-item>
          <text:p text:style-name="P52">Reference types: <text:span text:style-name="Source_Text">string</text:span>, <text:span text:style-name="Source_Text">object</text:span>, and all objects you create from your own classes</text:p>
        </text:list-item>
        <text:list-item>
          <text:p text:style-name="P52">Assignment works differently for reference types</text:p>
          <text:list text:style-name="L36">
            <text:list-item>
              <text:p text:style-name="P54">Assignment always copies the value in the variable’s named memory location - but in the case of a reference type that’s just a memory address, not the data</text:p>
            </text:list-item>
            <text:list-item>
              <text:p text:style-name="P54">Assigning one reference-type variable to another copies the memory address, so now both variables “refer to” the same data</text:p>
            </text:list-item>
            <text:list-item>
              <text:p text:style-name="P54">Example:</text:p>
              <text:p text:style-name="P55">string word = "Hello";</text:p>
              <text:p text:style-name="P56">string word2 = word;</text:p>
              <text:p text:style-name="P54">Both <text:span text:style-name="Source_Text">word</text:span> and <text:span text:style-name="Source_Text">word2</text:span> contain the same memory address, pointing to the same memory location, which contains the string “Hello”. There is only one copy of the string “Hello”; <text:span text:style-name="Source_Text">word2</text:span> does not get its own copy.</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
    <dc:description/>
    <dc:subject/>
    <meta:keyword/>
    <meta:initial-creator/>
    <dc:creator/>
    <meta:creation-date>2024-08-15T18:01:55Z</meta:creation-date>
    <dc:date>2024-08-15T18:01:55Z</dc:date>
  </office:meta>
</office:document-meta>
</file>

<file path=Formula-0/content.xml><?xml version="1.0" encoding="utf-8"?>
<math xmlns="http://www.w3.org/1998/Math/MathML" display="inline">
  <mrow>
    <mo stretchy="true" form="prefix">[</mo>
    <mi>−</mi>
    <msup>
      <mn>2</mn>
      <mn>31</mn>
    </msup>
    <mo>,</mo>
    <msup>
      <mn>2</mn>
      <mn>31</mn>
    </msup>
    <mo>−</mo>
    <mn>1</mn>
    <mo stretchy="true" form="postfix">]</mo>
  </mrow>
</math>
</file>

<file path=Formula-10/content.xml><?xml version="1.0" encoding="utf-8"?>
<math xmlns="http://www.w3.org/1998/Math/MathML" display="inline">
  <mrow>
    <mo stretchy="true" form="prefix">[</mo>
    <mn>0</mn>
    <mo>,</mo>
    <msup>
      <mn>2</mn>
      <mn>16</mn>
    </msup>
    <mo>−</mo>
    <mn>1</mn>
    <mo stretchy="true" form="postfix">]</mo>
  </mrow>
</math>
</file>

<file path=Formula-12/content.xml><?xml version="1.0" encoding="utf-8"?>
<math xmlns="http://www.w3.org/1998/Math/MathML" display="inline">
  <mrow>
    <mo stretchy="true" form="prefix">[</mo>
    <mn>0</mn>
    <mo>,</mo>
    <msup>
      <mn>2</mn>
      <mn>32</mn>
    </msup>
    <mo>−</mo>
    <mn>1</mn>
    <mo stretchy="true" form="postfix">]</mo>
  </mrow>
</math>
</file>

<file path=Formula-14/content.xml><?xml version="1.0" encoding="utf-8"?>
<math xmlns="http://www.w3.org/1998/Math/MathML" display="inline">
  <mrow>
    <mo stretchy="true" form="prefix">[</mo>
    <mn>0</mn>
    <mo>,</mo>
    <msup>
      <mn>2</mn>
      <mn>64</mn>
    </msup>
    <mo>−</mo>
    <mn>1</mn>
    <mo stretchy="true" form="postfix">]</mo>
  </mrow>
</math>
</file>

<file path=Formula-16/content.xml><?xml version="1.0" encoding="utf-8"?>
<math xmlns="http://www.w3.org/1998/Math/MathML" display="inline">
  <mrow>
    <mo stretchy="true" form="prefix">[</mo>
    <msup>
      <mn>10</mn>
      <mrow>
        <mi>−</mi>
        <mn>45</mn>
      </mrow>
    </msup>
    <mo>,</mo>
    <msup>
      <mn>10</mn>
      <mn>38</mn>
    </msup>
    <mo stretchy="true" form="postfix">]</mo>
  </mrow>
</math>
</file>

<file path=Formula-18/content.xml><?xml version="1.0" encoding="utf-8"?>
<math xmlns="http://www.w3.org/1998/Math/MathML" display="inline">
  <msup>
    <mn>10</mn>
    <mrow>
      <mi>−</mi>
      <mn>324</mn>
    </mrow>
  </msup>
</math>
</file>

<file path=Formula-2/content.xml><?xml version="1.0" encoding="utf-8"?>
<math xmlns="http://www.w3.org/1998/Math/MathML" display="inline">
  <mrow>
    <mo stretchy="true" form="prefix">[</mo>
    <mi>−</mi>
    <msup>
      <mn>2</mn>
      <mn>63</mn>
    </msup>
    <mo>,</mo>
    <msup>
      <mn>2</mn>
      <mn>63</mn>
    </msup>
    <mo>−</mo>
    <mn>1</mn>
    <mo stretchy="true" form="postfix">]</mo>
  </mrow>
</math>
</file>

<file path=Formula-20/content.xml><?xml version="1.0" encoding="utf-8"?>
<math xmlns="http://www.w3.org/1998/Math/MathML" display="inline">
  <msup>
    <mn>10</mn>
    <mn>308</mn>
  </msup>
</math>
</file>

<file path=Formula-22/content.xml><?xml version="1.0" encoding="utf-8"?>
<math xmlns="http://www.w3.org/1998/Math/MathML" display="inline">
  <msup>
    <mn>10</mn>
    <mrow>
      <mi>−</mi>
      <mn>28</mn>
    </mrow>
  </msup>
</math>
</file>

<file path=Formula-24/content.xml><?xml version="1.0" encoding="utf-8"?>
<math xmlns="http://www.w3.org/1998/Math/MathML" display="inline">
  <msup>
    <mn>10</mn>
    <mn>28</mn>
  </msup>
</math>
</file>

<file path=Formula-26/content.xml><?xml version="1.0" encoding="utf-8"?>
<math xmlns="http://www.w3.org/1998/Math/MathML" display="inline">
  <mrow>
    <mn>4</mn>
    <mo>+</mo>
    <mn>1</mn>
    <mo>+</mo>
    <mn>1</mn>
    <mi>/</mi>
    <mn>4</mn>
  </mrow>
</math>
</file>

<file path=Formula-28/content.xml><?xml version="1.0" encoding="utf-8"?>
<math xmlns="http://www.w3.org/1998/Math/MathML" display="inline">
  <msup>
    <mn>2</mn>
    <mrow>
      <mi>−</mi>
      <mn>2</mn>
    </mrow>
  </msup>
</math>
</file>

<file path=Formula-30/content.xml><?xml version="1.0" encoding="utf-8"?>
<math xmlns="http://www.w3.org/1998/Math/MathML" display="inline">
  <mrow>
    <mn>1</mn>
    <mi>/</mi>
    <mn>10</mn>
  </mrow>
</math>
</file>

<file path=Formula-32/content.xml><?xml version="1.0" encoding="utf-8"?>
<math xmlns="http://www.w3.org/1998/Math/MathML" display="inline">
  <mrow>
    <mn>1</mn>
    <mi>/</mi>
    <mn>16</mn>
  </mrow>
</math>
</file>

<file path=Formula-34/content.xml><?xml version="1.0" encoding="utf-8"?>
<math xmlns="http://www.w3.org/1998/Math/MathML" display="inline">
  <mrow>
    <mn>1</mn>
    <mi>/</mi>
    <mn>32</mn>
  </mrow>
</math>
</file>

<file path=Formula-36/content.xml><?xml version="1.0" encoding="utf-8"?>
<math xmlns="http://www.w3.org/1998/Math/MathML" display="inline">
  <mrow>
    <mn>1</mn>
    <mi>/</mi>
    <mn>64</mn>
  </mrow>
</math>
</file>

<file path=Formula-38/content.xml><?xml version="1.0" encoding="utf-8"?>
<math xmlns="http://www.w3.org/1998/Math/MathML" display="inline">
  <mrow>
    <mi>−</mi>
    <mn>128</mn>
    <mi>…</mi>
    <mn>127</mn>
  </mrow>
</math>
</file>

<file path=Formula-4/content.xml><?xml version="1.0" encoding="utf-8"?>
<math xmlns="http://www.w3.org/1998/Math/MathML" display="inline">
  <mrow>
    <mo stretchy="true" form="prefix">[</mo>
    <mi>−</mi>
    <msup>
      <mn>2</mn>
      <mn>15</mn>
    </msup>
    <mo>,</mo>
    <msup>
      <mn>2</mn>
      <mn>15</mn>
    </msup>
    <mo>−</mo>
    <mn>1</mn>
    <mo stretchy="true" form="postfix">]</mo>
  </mrow>
</math>
</file>

<file path=Formula-40/content.xml><?xml version="1.0" encoding="utf-8"?>
<math xmlns="http://www.w3.org/1998/Math/MathML" display="inline">
  <mrow>
    <mn>0</mn>
    <mi>…</mi>
    <mn>255</mn>
  </mrow>
</math>
</file>

<file path=Formula-42/content.xml><?xml version="1.0" encoding="utf-8"?>
<math xmlns="http://www.w3.org/1998/Math/MathML" display="inline">
  <mrow>
    <mi>−</mi>
    <msup>
      <mn>2</mn>
      <mn>15</mn>
    </msup>
    <mi>…</mi>
    <msup>
      <mn>2</mn>
      <mn>15</mn>
    </msup>
    <mo>−</mo>
    <mn>1</mn>
  </mrow>
</math>
</file>

<file path=Formula-44/content.xml><?xml version="1.0" encoding="utf-8"?>
<math xmlns="http://www.w3.org/1998/Math/MathML" display="inline">
  <mrow>
    <mn>0</mn>
    <mi>…</mi>
    <msup>
      <mn>2</mn>
      <mn>16</mn>
    </msup>
    <mo>−</mo>
    <mn>1</mn>
  </mrow>
</math>
</file>

<file path=Formula-46/content.xml><?xml version="1.0" encoding="utf-8"?>
<math xmlns="http://www.w3.org/1998/Math/MathML" display="inline">
  <mrow>
    <mi>−</mi>
    <msup>
      <mn>2</mn>
      <mn>31</mn>
    </msup>
    <mi>…</mi>
    <msup>
      <mn>2</mn>
      <mn>31</mn>
    </msup>
    <mo>−</mo>
    <mn>1</mn>
  </mrow>
</math>
</file>

<file path=Formula-48/content.xml><?xml version="1.0" encoding="utf-8"?>
<math xmlns="http://www.w3.org/1998/Math/MathML" display="inline">
  <mrow>
    <mn>0</mn>
    <mi>…</mi>
    <msup>
      <mn>2</mn>
      <mn>32</mn>
    </msup>
    <mo>−</mo>
    <mn>1</mn>
  </mrow>
</math>
</file>

<file path=Formula-50/content.xml><?xml version="1.0" encoding="utf-8"?>
<math xmlns="http://www.w3.org/1998/Math/MathML" display="inline">
  <mrow>
    <mi>−</mi>
    <msup>
      <mn>2</mn>
      <mn>63</mn>
    </msup>
    <mi>…</mi>
    <msup>
      <mn>2</mn>
      <mn>63</mn>
    </msup>
    <mo>−</mo>
    <mn>1</mn>
  </mrow>
</math>
</file>

<file path=Formula-52/content.xml><?xml version="1.0" encoding="utf-8"?>
<math xmlns="http://www.w3.org/1998/Math/MathML" display="inline">
  <mrow>
    <mn>0</mn>
    <mi>…</mi>
    <msup>
      <mn>2</mn>
      <mn>64</mn>
    </msup>
    <mo>−</mo>
    <mn>1</mn>
  </mrow>
</math>
</file>

<file path=Formula-54/content.xml><?xml version="1.0" encoding="utf-8"?>
<math xmlns="http://www.w3.org/1998/Math/MathML" display="inline">
  <mrow>
    <mi>±</mi>
    <mn>1.5</mn>
    <mo>⋅</mo>
    <msup>
      <mn>10</mn>
      <mrow>
        <mi>−</mi>
        <mn>45</mn>
      </mrow>
    </msup>
    <mi>…</mi>
    <mo>±</mo>
    <mn>3.4</mn>
    <mo>⋅</mo>
    <msup>
      <mn>10</mn>
      <mn>38</mn>
    </msup>
  </mrow>
</math>
</file>

<file path=Formula-56/content.xml><?xml version="1.0" encoding="utf-8"?>
<math xmlns="http://www.w3.org/1998/Math/MathML" display="inline">
  <mrow>
    <mi>±</mi>
    <mn>5.0</mn>
    <mo>⋅</mo>
    <msup>
      <mn>10</mn>
      <mrow>
        <mi>−</mi>
        <mn>324</mn>
      </mrow>
    </msup>
    <mi>…</mi>
    <mo>±</mo>
    <mn>1.7</mn>
    <mo>⋅</mo>
    <msup>
      <mn>10</mn>
      <mn>308</mn>
    </msup>
  </mrow>
</math>
</file>

<file path=Formula-58/content.xml><?xml version="1.0" encoding="utf-8"?>
<math xmlns="http://www.w3.org/1998/Math/MathML" display="inline">
  <mrow>
    <mi>±</mi>
    <mn>1.0</mn>
    <mo>⋅</mo>
    <msup>
      <mn>10</mn>
      <mrow>
        <mi>−</mi>
        <mn>28</mn>
      </mrow>
    </msup>
    <mi>…</mi>
    <mo>±</mo>
    <mn>7.9</mn>
    <mo>⋅</mo>
    <msup>
      <mn>10</mn>
      <mn>28</mn>
    </msup>
  </mrow>
</math>
</file>

<file path=Formula-6/content.xml><?xml version="1.0" encoding="utf-8"?>
<math xmlns="http://www.w3.org/1998/Math/MathML" display="inline">
  <mrow>
    <mo stretchy="true" form="prefix">[</mo>
    <mi>−</mi>
    <mn>128</mn>
    <mo>,</mo>
    <mn>127</mn>
    <mo stretchy="true" form="postfix">]</mo>
  </mrow>
</math>
</file>

<file path=Formula-8/content.xml><?xml version="1.0" encoding="utf-8"?>
<math xmlns="http://www.w3.org/1998/Math/MathML" display="inline">
  <mrow>
    <mo stretchy="true" form="prefix">[</mo>
    <mn>0</mn>
    <mo>,</mo>
    <mn>255</mn>
    <mo stretchy="true" form="postfix">]</mo>
  </mrow>
</math>
</file>